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2" table:default-cell-style-name="ce5"/>
        <table:table-row table:style-name="ro1">
          <table:table-cell table:style-name="ce1"/>
          <table:table-cell table:style-name="ce2" office:value-type="string" calcext:value-type="string">
            <text:p>PUNCTUATION</text:p>
          </table:table-cell>
          <table:table-cell table:style-name="ce2" office:value-type="string" calcext:value-type="string">
            <text:p>END_OF_FILE</text:p>
          </table:table-cell>
          <table:table-cell table:style-name="ce2" office:value-type="string" calcext:value-type="string">
            <text:p>NUMBER_LITERAL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UNDERSCORE</text:p>
          </table:table-cell>
          <table:table-cell table:style-name="ce2" office:value-type="string" calcext:value-type="string">
            <text:p>DOUBLE_QUOTATION_MARKS</text:p>
          </table:table-cell>
          <table:table-cell table:style-name="ce2" office:value-type="string" calcext:value-type="string">
            <text:p>PRINTABLE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OPERATORS</text:p>
          </table:table-cell>
          <table:table-cell table:style-name="ce2" office:value-type="string" calcext:value-type="string">
            <text:p>NEW_LINE</text:p>
          </table:table-cell>
          <table:table-cell table:style-name="ce2" office:value-type="string" calcext:value-type="string">
            <text:p>RELATIONAL_OPERATORS</text:p>
          </table:table-cell>
          <table:table-cell table:style-name="ce2" office:value-type="string" calcext:value-type="string">
            <text:p>EXCLAMATION_MARK</text:p>
          </table:table-cell>
          <table:table-cell table:style-name="ce2" office:value-type="string" calcext:value-type="string">
            <text:p>EQUALS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_00</text:p>
          </table:table-cell>
          <table:table-cell table:style-name="ce3" office:value-type="string" calcext:value-type="string">
            <text:p>S_01</text:p>
          </table:table-cell>
          <table:table-cell table:style-name="ce3" office:value-type="string" calcext:value-type="string">
            <text:p>S_02</text:p>
          </table:table-cell>
          <table:table-cell table:style-name="ce3" office:value-type="string" calcext:value-type="string">
            <text:p>S_03</text:p>
          </table:table-cell>
          <table:table-cell table:number-columns-repeated="2" table:style-name="ce3" office:value-type="string" calcext:value-type="string">
            <text:p>S_05</text:p>
          </table:table-cell>
          <table:table-cell table:style-name="ce3" office:value-type="string" calcext:value-type="string">
            <text:p>S_06</text:p>
          </table:table-cell>
          <table:table-cell table:style-name="ce3" office:value-type="string" calcext:value-type="string">
            <text:p>S_ERR</text:p>
          </table:table-cell>
          <table:table-cell table:style-name="ce3" office:value-type="string" calcext:value-type="string">
            <text:p>S_14</text:p>
          </table:table-cell>
          <table:table-cell table:style-name="ce3" office:value-type="string" calcext:value-type="string">
            <text:p>S_08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00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17</text:p>
          </table:table-cell>
          <table:table-cell table:style-name="ce3" office:value-type="string" calcext:value-type="string">
            <text:p>S_19</text:p>
          </table:table-cell>
          <table:table-cell table:style-name="ce3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1</text:p>
          </table:table-cell>
          <table:table-cell table:style-name="ce4" office:value-type="string" calcext:value-type="string">
            <text:p>S_ERR</text:p>
          </table:table-cell>
          <table:table-cell table:number-columns-repeated="1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2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3</text:p>
          </table:table-cell>
          <table:table-cell office:value-type="string" calcext:value-type="string">
            <text:p>S_04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2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4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2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5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3" office:value-type="string" calcext:value-type="string">
            <text:p>S_05</text:p>
          </table:table-cell>
          <table:table-cell table:number-columns-repeated="10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3" office:value-type="string" calcext:value-type="string">
            <text:p>S_06</text:p>
          </table:table-cell>
          <table:table-cell office:value-type="string" calcext:value-type="string">
            <text:p>S_07</text:p>
          </table:table-cell>
          <table:table-cell table:number-columns-repeated="4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3" office:value-type="string" calcext:value-type="string">
            <text:p>S_06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7</text:p>
          </table:table-cell>
          <table:table-cell table:style-name="ce4" office:value-type="string" calcext:value-type="string">
            <text:p>S_ERR</text:p>
          </table:table-cell>
          <table:table-cell table:number-columns-repeated="1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8</text:p>
          </table:table-cell>
          <table:table-cell table:number-columns-repeated="7" table:style-name="ce4" office:value-type="string" calcext:value-type="string">
            <text:p>S_ERR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09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2" table:style-name="ce4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table:number-columns-repeated="8" office:value-type="string" calcext:value-type="string">
            <text:p>S_09</text:p>
          </table:table-cell>
          <table:table-cell office:value-type="string" calcext:value-type="string">
            <text:p>S_10</text:p>
          </table:table-cell>
          <table:table-cell table:number-columns-repeated="3" office:value-type="string" calcext:value-type="string">
            <text:p>S_09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0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table:number-columns-repeated="6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2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office:value-type="string" calcext:value-type="string">
            <text:p>S_13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3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4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5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6</text:p>
          </table:table-cell>
          <table:table-cell table:number-columns-repeated="13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7</text:p>
          </table:table-cell>
          <table:table-cell table:number-columns-repeated="3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9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8</text:p>
          </table:table-cell>
          <table:table-cell table:number-columns-repeated="7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7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9</text:p>
          </table:table-cell>
          <table:table-cell table:number-columns-repeated="11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ERR</text:p>
          </table:table-cell>
          <table:table-cell table:number-columns-repeated="15" table:style-name="ce6" office:value-type="string" calcext:value-type="string">
            <text:p>S_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6:59:47.558231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7.604419689</meta:creation-date>
    <dc:date>2017-03-18T20:20:14.943110986</dc:date>
    <meta:editing-duration>PT1H23M30S</meta:editing-duration>
    <meta:editing-cycles>10</meta:editing-cycles>
    <meta:generator>LibreOffice/5.1.6.2$Linux_X86_64 LibreOffice_project/10m0$Build-2</meta:generator>
    <meta:document-statistic meta:table-count="1" meta:cell-count="351" meta:object-count="0"/>
  </office:meta>
</office:document-meta>
</file>